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18b1fa" style:font-size-asian="14pt" style:font-size-complex="14pt"/>
    </style:style>
    <style:style style:name="P2" style:family="paragraph" style:parent-style-name="Standard">
      <style:text-properties fo:font-size="14pt" fo:font-weight="bold" officeooo:paragraph-rsid="0018b1fa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officeooo:rsid="002a921f" officeooo:paragraph-rsid="0018b1fa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3bce"/>
    </style:style>
    <style:style style:name="T3" style:family="text">
      <style:text-properties officeooo:rsid="002a92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Segundo a escritora <text:span text:style-name="T1">Gail Howard</text:span> em seu livr<text:span text:style-name="T2">et</text:span>o "Como ganhar na Loteria":</text:p>
      <text:p text:style-name="P1">São dois tipos de sorte <text:span text:style-name="T3">que existe</text:span> quando se fala em prêmios de loteria - <text:span text:style-name="T1">sorte estúpida e sorte inteligente</text:span>. </text:p>
      <text:p text:style-name="P1"/>
      <text:p text:style-name="P1"><text:span text:style-name="T1">Sorte por estupidez</text:span> ocorre por coincidência. Ganhar com a estupidez da sorte é um jeito fácil, mas você não pode contar com ela sempre.</text:p>
      <text:p text:style-name="P2">“Sorte estúpida” — o acaso puro</text:p>
      <text:p text:style-name="P1">A chamada sorte estúpida ocorre quando:</text:p>
      <text:p text:style-name="P1"><text:s/><text:tab/>- O jogador aposta de forma totalmente aleatória</text:p>
      <text:p text:style-name="P1"><text:tab/>- Não há planejamento</text:p>
      <text:p text:style-name="P1"><text:tab/>- Não há repetibilidade</text:p>
      <text:p text:style-name="P1"><text:tab/>- O resultado depende exclusivamente da coincidência</text:p>
      <text:p text:style-name="P1"/>
      <text:p text:style-name="P1"><text:span text:style-name="T1">Sorte com inteligência</text:span> é quando você dá ao destino uma mão. Com a sorte inteligente você aumenta as probabilidades através do uso de estratégia.</text:p>
      <text:p text:style-name="P2">“Sorte inteligente” — interação racional com o acaso</text:p>
      <text:p text:style-name="P1">A sorte inteligente ocorre quando o jogador:</text:p>
      <text:p text:style-name="P1"><text:tab/>+ Aceita que o sorteio é aleatório</text:p>
      <text:p text:style-name="P1"><text:tab/>+ Não tenta prever números</text:p>
      <text:p text:style-name="P1"><text:tab/>+ Usa estratégias matemáticas de cobertura</text:p>
      <text:p text:style-name="P1"><text:tab/>+ Organiza suas apostas para maximizar eficiência</text:p>
      <text:p text:style-name="P1"/>
      <text:p text:style-name="P3">Meu site de esquemas lotéricos:</text:p>
      <text:p text:style-name="P1"><text:a xlink:type="simple" xlink:href="https://jcharlescm.github.io/prj-Loterias/index.html" text:style-name="Internet_20_link" text:visited-style-name="Visited_20_Internet_20_Link">https://jcharlescm.github.io/prj-Loterias/index.html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8T17:17:36.193802100</meta:creation-date>
    <dc:date>2025-12-18T17:19:05.002744100</dc:date>
    <meta:editing-duration>PT1M29S</meta:editing-duration>
    <meta:editing-cycles>1</meta:editing-cycles>
    <meta:document-statistic meta:table-count="0" meta:image-count="0" meta:object-count="0" meta:page-count="1" meta:paragraph-count="18" meta:word-count="159" meta:character-count="1014" meta:non-whitespace-character-count="861"/>
    <meta:generator>LibreOffice/25.2.7.2$Windows_X86_64 LibreOffice_project/5cbfd1ab6520636bb5f7b99185aa69bd7456825d</meta:generator>
  </office:meta>
</office:document-meta>
</file>